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  <style:style style:name="gr2" style:family="graphic" style:parent-style-name="standard">
      <style:graphic-properties draw:stroke="solid" svg:stroke-width="0.106cm" svg:stroke-color="#000000" draw:stroke-linejoin="miter" draw:fill="solid" draw:fill-color="#88aa00" fo:padding-top="0.178cm" fo:padding-bottom="0.178cm" fo:padding-left="0.303cm" fo:padding-right="0.303cm"/>
    </style:style>
    <style:style style:name="gr3" style:family="graphic" style:parent-style-name="standard">
      <style:graphic-properties draw:stroke="solid" svg:stroke-width="0.106cm" svg:stroke-color="#000000" draw:stroke-linejoin="miter" draw:fill="solid" draw:fill-color="#bcd35f" fo:padding-top="0.178cm" fo:padding-bottom="0.178cm" fo:padding-left="0.303cm" fo:padding-right="0.303cm"/>
    </style:style>
    <style:style style:name="gr4" style:family="graphic" style:parent-style-name="standard">
      <style:graphic-properties draw:stroke="solid" svg:stroke-width="0.106cm" svg:stroke-color="#000000" draw:stroke-linejoin="miter" draw:fill="solid" draw:fill-color="#d4aa00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106cm" svg:stroke-color="#000000" draw:stroke-linejoin="miter" draw:fill="solid" draw:fill-color="#e5ff80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106cm" svg:stroke-color="#000000" draw:stroke-linejoin="miter" draw:fill="solid" draw:fill-color="#d2d2d2" fo:padding-top="0.178cm" fo:padding-bottom="0.178cm" fo:padding-left="0.303cm" fo:padding-right="0.303cm"/>
    </style:style>
    <style:style style:name="gr7" style:family="graphic" style:parent-style-name="standard">
      <style:graphic-properties draw:stroke="solid" svg:stroke-width="0.106cm" svg:stroke-color="#000000" draw:stroke-linejoin="miter" draw:fill="solid" draw:fill-color="#aa0000" fo:padding-top="0.178cm" fo:padding-bottom="0.178cm" fo:padding-left="0.303cm" fo:padding-right="0.303cm"/>
    </style:style>
    <style:style style:name="gr8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88aa00"/>
    </style:style>
    <style:style style:name="P3" style:family="paragraph">
      <loext:graphic-properties draw:fill="solid" draw:fill-color="#bcd35f"/>
    </style:style>
    <style:style style:name="P4" style:family="paragraph">
      <loext:graphic-properties draw:fill="solid" draw:fill-color="#d4aa00"/>
    </style:style>
    <style:style style:name="P5" style:family="paragraph">
      <loext:graphic-properties draw:fill="solid" draw:fill-color="#e5ff80"/>
    </style:style>
    <style:style style:name="P6" style:family="paragraph">
      <loext:graphic-properties draw:fill="solid" draw:fill-color="#d2d2d2"/>
    </style:style>
    <style:style style:name="P7" style:family="paragraph">
      <loext:graphic-properties draw:fill="solid" draw:fill-color="#aa0000"/>
    </style:style>
    <style:style style:name="P8" style:family="paragraph">
      <style:paragraph-properties fo:text-align="center"/>
    </style:style>
    <style:style style:name="T1" style:family="text">
      <style:text-properties fo:font-variant="normal" fo:text-transform="none" fo:color="#000000" style:font-name="Sans-serif" fo:font-size="14pt" fo:font-style="normal" fo:font-weight="normal"/>
    </style:style>
    <style:style style:name="T2" style:family="text">
      <style:text-properties fo:font-variant="normal" fo:text-transform="none" fo:color="#000000" style:font-name="Sans-serif" fo:font-size="14pt" fo:font-style="normal" fo:font-weight="100"/>
    </style:style>
    <style:style style:name="T3" style:family="text">
      <style:text-properties fo:font-variant="normal" fo:text-transform="none" fo:color="#ffffff" style:font-name="Sans-serif" fo:font-size="13pt" fo:font-style="normal" fo:font-weight="normal"/>
    </style:style>
    <style:style style:name="T4" style:family="text">
      <style:text-properties fo:font-variant="normal" fo:text-transform="none" fo:color="#ffffff" style:font-name="Sans-serif" fo:font-size="13pt" fo:font-style="normal" fo:font-weight="1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3.935cm" svg:height="1.235cm" svg:x="0.176cm" svg:y="0.176cm" svg:viewBox="0 0 13936 1236" draw:points="6968,1236 0,1236 0,0 13936,0 13936,1236">
          <text:p/>
        </draw:polygon>
        <draw:polygon draw:style-name="gr2" draw:text-style-name="P2" draw:layer="layout" svg:width="9.172cm" svg:height="1.235cm" svg:x="4.939cm" svg:y="1.764cm" svg:viewBox="0 0 9173 1236" draw:points="4587,1236 0,1236 0,0 9173,0 9173,1236">
          <text:p/>
        </draw:polygon>
        <draw:polygon draw:style-name="gr3" draw:text-style-name="P3" draw:layer="layout" svg:width="9.172cm" svg:height="2.822cm" svg:x="3.351cm" svg:y="3.351cm" svg:viewBox="0 0 9173 2823" draw:points="0,0 9173,0 9173,2823 7938,2823 7938,1235 0,1235">
          <text:p/>
        </draw:polygon>
        <draw:polygon draw:style-name="gr4" draw:text-style-name="P4" draw:layer="layout" svg:width="1.235cm" svg:height="10.76cm" svg:x="12.876cm" svg:y="3.351cm" svg:viewBox="0 0 1236 10761" draw:points="618,10761 0,10761 0,0 1236,0 1236,10761">
          <text:p/>
        </draw:polygon>
        <draw:polygon draw:style-name="gr3" draw:text-style-name="P3" draw:layer="layout" svg:width="9.172cm" svg:height="1.235cm" svg:x="1.764cm" svg:y="4.939cm" svg:viewBox="0 0 9173 1236" draw:points="4587,1236 0,1236 0,0 9173,0 9173,1236">
          <text:p/>
        </draw:polygon>
        <draw:polygon draw:style-name="gr5" draw:text-style-name="P5" draw:layer="layout" svg:width="2.822cm" svg:height="2.822cm" svg:x="0.254cm" svg:y="6.575cm" svg:viewBox="0 0 2823 2823" draw:points="1412,2823 0,2823 0,0 2823,0 2823,2823">
          <text:p/>
        </draw:polygon>
        <draw:polygon draw:style-name="gr6" draw:text-style-name="P6" draw:layer="layout" svg:width="4.41cm" svg:height="1.235cm" svg:x="3.351cm" svg:y="6.526cm" svg:viewBox="0 0 4411 1236" draw:points="2205,1236 0,1236 0,0 4411,0 4411,1236">
          <text:p/>
        </draw:polygon>
        <draw:polygon draw:style-name="gr6" draw:text-style-name="P6" draw:layer="layout" svg:width="4.41cm" svg:height="1.235cm" svg:x="8.114cm" svg:y="6.526cm" svg:viewBox="0 0 4411 1236" draw:points="2205,1236 0,1236 0,0 4411,0 4411,1236">
          <text:p/>
        </draw:polygon>
        <draw:polygon draw:style-name="gr6" draw:text-style-name="P6" draw:layer="layout" svg:width="9.172cm" svg:height="1.235cm" svg:x="3.302cm" svg:y="8.128cm" svg:viewBox="0 0 9173 1236" draw:points="4587,1236 0,1236 0,0 9173,0 9173,1236">
          <text:p/>
        </draw:polygon>
        <draw:polygon draw:style-name="gr6" draw:text-style-name="P6" draw:layer="layout" svg:width="12.347cm" svg:height="1.235cm" svg:x="0.176cm" svg:y="9.701cm" svg:viewBox="0 0 12348 1236" draw:points="6174,1236 0,1236 0,0 12348,0 12348,1236">
          <text:p/>
        </draw:polygon>
        <draw:polygon draw:style-name="gr4" draw:text-style-name="P4" draw:layer="layout" svg:width="12.347cm" svg:height="1.235cm" svg:x="0.176cm" svg:y="11.289cm" svg:viewBox="0 0 12348 1236" draw:points="6174,1236 0,1236 0,0 12348,0 12348,1236">
          <text:p/>
        </draw:polygon>
        <draw:polygon draw:style-name="gr7" draw:text-style-name="P7" draw:layer="layout" svg:width="5.997cm" svg:height="1.235cm" svg:x="0.176cm" svg:y="12.876cm" svg:viewBox="0 0 5998 1236" draw:points="2999,1236 0,1236 0,0 5998,0 5998,1236">
          <text:p/>
        </draw:polygon>
        <draw:polygon draw:style-name="gr7" draw:text-style-name="P7" draw:layer="layout" svg:width="5.997cm" svg:height="1.235cm" svg:x="6.526cm" svg:y="12.876cm" svg:viewBox="0 0 5998 1236" draw:points="2999,1236 0,1236 0,0 5998,0 5998,1236">
          <text:p/>
        </draw:polygon>
        <draw:frame draw:style-name="gr8" draw:text-style-name="P1" draw:layer="layout" svg:width="7.741cm" svg:height="0.581cm" svg:x="2.8cm" svg:y="0.562cm">
          <draw:text-box>
            <text:p text:style-name="P8"><text:span text:style-name="T1">User interface and applications</text:span></text:p>
          </draw:text-box>
        </draw:frame>
        <draw:frame draw:style-name="gr8" draw:text-style-name="P1" draw:layer="layout" svg:width="1.2cm" svg:height="0.581cm" svg:x="8.382cm" svg:y="2.159cm">
          <draw:text-box>
            <text:p text:style-name="P8"><text:span text:style-name="T1">Trust</text:span></text:p>
          </draw:text-box>
        </draw:frame>
        <draw:frame draw:style-name="gr8" draw:text-style-name="P1" draw:layer="layout" svg:width="1.268cm" svg:height="0.581cm" svg:x="7.114cm" svg:y="3.737cm">
          <draw:text-box>
            <text:p text:style-name="P8"><text:span text:style-name="T1">Proof</text:span></text:p>
          </draw:text-box>
        </draw:frame>
        <draw:frame draw:style-name="gr8" draw:text-style-name="P1" draw:layer="layout" svg:width="3.397cm" svg:height="0.581cm" draw:transform="rotate (-1.57917390720447) translate (13.792cm 6.992cm)">
          <draw:text-box>
            <text:p text:style-name="P8"><text:span text:style-name="T1">Cryptography</text:span></text:p>
          </draw:text-box>
        </draw:frame>
        <draw:frame draw:style-name="gr8" draw:text-style-name="P1" draw:layer="layout" svg:width="3.495cm" svg:height="0.581cm" svg:x="4.506cm" svg:y="5.334cm">
          <draw:text-box>
            <text:p text:style-name="P8"><text:span text:style-name="T1">Unifying Logic</text:span></text:p>
          </draw:text-box>
        </draw:frame>
        <draw:frame draw:style-name="gr8" draw:text-style-name="P1" draw:layer="layout" svg:width="2.436cm" svg:height="0.581cm" svg:x="0.485cm" svg:y="7.039cm">
          <draw:text-box>
            <text:p text:style-name="P8"><text:span text:style-name="T1">Querying:</text:span></text:p>
          </draw:text-box>
        </draw:frame>
        <draw:frame draw:style-name="gr8" draw:text-style-name="P1" draw:layer="layout" svg:width="1.928cm" svg:height="0.581cm" svg:x="0.739cm" svg:y="7.928cm">
          <draw:text-box>
            <text:p text:style-name="P8"><text:span text:style-name="T2">SPARQL</text:span></text:p>
          </draw:text-box>
        </draw:frame>
        <draw:frame draw:style-name="gr8" draw:text-style-name="P1" draw:layer="layout" svg:width="2.83cm" svg:height="0.581cm" svg:x="3.556cm" svg:y="6.912cm">
          <draw:text-box>
            <text:p text:style-name="P8"><text:span text:style-name="T1">Ontologies:</text:span></text:p>
          </draw:text-box>
        </draw:frame>
        <draw:frame draw:style-name="gr8" draw:text-style-name="P1" draw:layer="layout" svg:width="1.158cm" svg:height="0.581cm" svg:x="6.477cm" svg:y="6.912cm">
          <draw:text-box>
            <text:p text:style-name="P8"><text:span text:style-name="T2">OWL</text:span></text:p>
          </draw:text-box>
        </draw:frame>
        <draw:frame draw:style-name="gr8" draw:text-style-name="P1" draw:layer="layout" svg:width="1.505cm" svg:height="0.581cm" svg:x="8.274cm" svg:y="6.912cm">
          <draw:text-box>
            <text:p text:style-name="P8"><text:span text:style-name="T1">Rules:</text:span></text:p>
          </draw:text-box>
        </draw:frame>
        <draw:frame draw:style-name="gr8" draw:text-style-name="P1" draw:layer="layout" svg:width="2.364cm" svg:height="0.581cm" svg:x="9.828cm" svg:y="6.912cm">
          <draw:text-box>
            <text:p text:style-name="P8"><text:span text:style-name="T2">RIF/SWRL</text:span></text:p>
          </draw:text-box>
        </draw:frame>
        <draw:frame draw:style-name="gr8" draw:text-style-name="P1" draw:layer="layout" svg:width="3.08cm" svg:height="0.581cm" svg:x="5.207cm" svg:y="8.509cm">
          <draw:text-box>
            <text:p text:style-name="P8"><text:span text:style-name="T1">Taxonomies:</text:span></text:p>
          </draw:text-box>
        </draw:frame>
        <draw:frame draw:style-name="gr8" draw:text-style-name="P1" draw:layer="layout" svg:width="1.314cm" svg:height="0.581cm" svg:x="8.509cm" svg:y="8.509cm">
          <draw:text-box>
            <text:p text:style-name="P8"><text:span text:style-name="T2">RDFS</text:span></text:p>
          </draw:text-box>
        </draw:frame>
        <draw:frame draw:style-name="gr8" draw:text-style-name="P1" draw:layer="layout" svg:width="4.477cm" svg:height="0.581cm" svg:x="2.794cm" svg:y="10.087cm">
          <draw:text-box>
            <text:p text:style-name="P8"><text:span text:style-name="T1">Data interchange:</text:span></text:p>
          </draw:text-box>
        </draw:frame>
        <draw:frame draw:style-name="gr8" draw:text-style-name="P1" draw:layer="layout" svg:width="1.01cm" svg:height="0.581cm" svg:x="7.626cm" svg:y="10.087cm">
          <draw:text-box>
            <text:p text:style-name="P8"><text:span text:style-name="T2">RDF</text:span></text:p>
          </draw:text-box>
        </draw:frame>
        <draw:frame draw:style-name="gr8" draw:text-style-name="P1" draw:layer="layout" svg:width="1.877cm" svg:height="0.581cm" svg:x="4.727cm" svg:y="11.611cm">
          <draw:text-box>
            <text:p text:style-name="P8"><text:span text:style-name="T1">Syntax:</text:span></text:p>
          </draw:text-box>
        </draw:frame>
        <draw:frame draw:style-name="gr8" draw:text-style-name="P1" draw:layer="layout" svg:width="1.043cm" svg:height="0.581cm" svg:x="7.085cm" svg:y="11.684cm">
          <draw:text-box>
            <text:p text:style-name="P8"><text:span text:style-name="T2">XML</text:span></text:p>
          </draw:text-box>
        </draw:frame>
        <draw:frame draw:style-name="gr8" draw:text-style-name="P1" draw:layer="layout" svg:width="2.445cm" svg:height="0.53cm" svg:x="1.397cm" svg:y="13.313cm">
          <draw:text-box>
            <text:p text:style-name="P8"><text:span text:style-name="T3">Identifiers:</text:span></text:p>
          </draw:text-box>
        </draw:frame>
        <draw:frame draw:style-name="gr8" draw:text-style-name="P1" draw:layer="layout" svg:width="0.789cm" svg:height="0.53cm" svg:x="4.037cm" svg:y="13.313cm">
          <draw:text-box>
            <text:p text:style-name="P8"><text:span text:style-name="T4">URI</text:span></text:p>
          </draw:text-box>
        </draw:frame>
        <draw:frame draw:style-name="gr8" draw:text-style-name="P1" draw:layer="layout" svg:width="3.291cm" svg:height="0.53cm" svg:x="6.814cm" svg:y="13.291cm">
          <draw:text-box>
            <text:p text:style-name="P8"><text:span text:style-name="T3">Character Set:</text:span></text:p>
          </draw:text-box>
        </draw:frame>
        <draw:frame draw:style-name="gr8" draw:text-style-name="P1" draw:layer="layout" svg:width="2.131cm" svg:height="0.53cm" svg:x="10.188cm" svg:y="13.313cm">
          <draw:text-box>
            <text:p text:style-name="P8"><text:span text:style-name="T4">UNICO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7-01T11:54:11.964476574</dc:date>
    <meta:editing-duration>PT7M31S</meta:editing-duration>
    <meta:editing-cycles>2</meta:editing-cycles>
    <meta:generator>LibreOffice/6.0.7.3$Linux_X86_64 LibreOffice_project/00m0$Build-3</meta:generator>
    <meta:document-statistic meta:object-count="34"/>
  </office:meta>
</office:document-meta>
</file>